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closed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1" table:formula="of:=AVERAGE(xdata)" office:value-type="float" office:value="-16109.9526066351" calcext:value-type="float">
            <text:p>-16110</text:p>
          </table:table-cell>
          <table:table-cell table:style-name="ce1" table:formula="of:=AVERAGE(zdata)" office:value-type="float" office:value="-217.099526066351" calcext:value-type="float">
            <text:p>-217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1" table:formula="of:=STDEV(xdata)" office:value-type="float" office:value="30.6683896565418" calcext:value-type="float">
            <text:p>31</text:p>
          </table:table-cell>
          <table:table-cell table:style-name="ce1" table:formula="of:=STDEV(zdata)" office:value-type="float" office:value="41.3376865959823" calcext:value-type="float">
            <text:p>4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xdata)" office:value-type="float" office:value="-16208" calcext:value-type="float">
            <text:p>-16208</text:p>
          </table:table-cell>
          <table:table-cell table:formula="of:=MIN(zdata)" office:value-type="float" office:value="-352" calcext:value-type="float">
            <text:p>-35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xdata)" office:value-type="float" office:value="-16016" calcext:value-type="float">
            <text:p>-16016</text:p>
          </table:table-cell>
          <table:table-cell table:formula="of:=MAX(zdata)" office:value-type="float" office:value="-128" calcext:value-type="float">
            <text:p>-1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28" calcext:value-type="float">
            <text:p>-12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28" calcext:value-type="float">
            <text:p>-12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128" calcext:value-type="float">
            <text:p>-12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28" calcext:value-type="float">
            <text:p>-12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208" calcext:value-type="float">
            <text:p>-1620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92" calcext:value-type="float">
            <text:p>-1619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352" calcext:value-type="float">
            <text:p>-35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</table:table>
      <table:table table:name="jammed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1" table:formula="of:=AVERAGE([.B7:.B207])" office:value-type="float" office:value="-16070.2089552239" calcext:value-type="float">
            <text:p>-16070</text:p>
          </table:table-cell>
          <table:table-cell table:style-name="ce1" table:formula="of:=AVERAGE([.C7:.C207])" office:value-type="float" office:value="-954.746268656717" calcext:value-type="float">
            <text:p>-955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1" table:formula="of:=STDEV([.B7:.B207])" office:value-type="float" office:value="43.2552438370539" calcext:value-type="float">
            <text:p>43</text:p>
          </table:table-cell>
          <table:table-cell table:style-name="ce1" table:formula="of:=STDEV([.C7:.C207])" office:value-type="float" office:value="54.6152020824556" calcext:value-type="float">
            <text:p>5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7:.B207])" office:value-type="float" office:value="-16400" calcext:value-type="float">
            <text:p>-16400</text:p>
          </table:table-cell>
          <table:table-cell table:formula="of:=MIN([.C7:.C207])" office:value-type="float" office:value="-1104" calcext:value-type="float">
            <text:p>-1104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7:.B207])" office:value-type="float" office:value="-15984" calcext:value-type="float">
            <text:p>-15984</text:p>
          </table:table-cell>
          <table:table-cell table:formula="of:=MAX([.C7:.C207])" office:value-type="float" office:value="-832" calcext:value-type="float">
            <text:p>-8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1056" calcext:value-type="float">
            <text:p>-1056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1056" calcext:value-type="float">
            <text:p>-10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832" calcext:value-type="float">
            <text:p>-832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880" calcext:value-type="float">
            <text:p>-88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5984" calcext:value-type="float">
            <text:p>-15984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880" calcext:value-type="float">
            <text:p>-880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864" calcext:value-type="float">
            <text:p>-86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848" calcext:value-type="float">
            <text:p>-84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040" calcext:value-type="float">
            <text:p>-10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056" calcext:value-type="float">
            <text:p>-10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072" calcext:value-type="float">
            <text:p>-10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040" calcext:value-type="float">
            <text:p>-1040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1040" calcext:value-type="float">
            <text:p>-10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1040" calcext:value-type="float">
            <text:p>-104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880" calcext:value-type="float">
            <text:p>-88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864" calcext:value-type="float">
            <text:p>-86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832" calcext:value-type="float">
            <text:p>-83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848" calcext:value-type="float">
            <text:p>-848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864" calcext:value-type="float">
            <text:p>-86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880" calcext:value-type="float">
            <text:p>-880</text:p>
          </table:table-cell>
        </table:table-row>
        <table:table-row table:style-name="ro1">
          <table:table-cell/>
          <table:table-cell office:value-type="float" office:value="-15984" calcext:value-type="float">
            <text:p>-15984</text:p>
          </table:table-cell>
          <table:table-cell office:value-type="float" office:value="-880" calcext:value-type="float">
            <text:p>-880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880" calcext:value-type="float">
            <text:p>-880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848" calcext:value-type="float">
            <text:p>-848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880" calcext:value-type="float">
            <text:p>-88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864" calcext:value-type="float">
            <text:p>-86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040" calcext:value-type="float">
            <text:p>-10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400" calcext:value-type="float">
            <text:p>-16400</text:p>
          </table:table-cell>
          <table:table-cell office:value-type="float" office:value="-1104" calcext:value-type="float">
            <text:p>-1104</text:p>
          </table:table-cell>
        </table:table-row>
        <table:table-row table:style-name="ro1">
          <table:table-cell/>
          <table:table-cell office:value-type="float" office:value="-16256" calcext:value-type="float">
            <text:p>-16256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072" calcext:value-type="float">
            <text:p>-10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040" calcext:value-type="float">
            <text:p>-104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864" calcext:value-type="float">
            <text:p>-86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104" calcext:value-type="float">
            <text:p>-110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864" calcext:value-type="float">
            <text:p>-86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880" calcext:value-type="float">
            <text:p>-88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832" calcext:value-type="float">
            <text:p>-832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848" calcext:value-type="float">
            <text:p>-848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1040" calcext:value-type="float">
            <text:p>-10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1056" calcext:value-type="float">
            <text:p>-1056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1040" calcext:value-type="float">
            <text:p>-10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864" calcext:value-type="float">
            <text:p>-86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864" calcext:value-type="float">
            <text:p>-864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880" calcext:value-type="float">
            <text:p>-88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864" calcext:value-type="float">
            <text:p>-86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040" calcext:value-type="float">
            <text:p>-10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040" calcext:value-type="float">
            <text:p>-10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848" calcext:value-type="float">
            <text:p>-848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072" calcext:value-type="float">
            <text:p>-10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040" calcext:value-type="float">
            <text:p>-10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864" calcext:value-type="float">
            <text:p>-86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880" calcext:value-type="float">
            <text:p>-88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192" calcext:value-type="float">
            <text:p>-16192</text:p>
          </table:table-cell>
          <table:table-cell office:value-type="float" office:value="-944" calcext:value-type="float">
            <text:p>-944</text:p>
          </table:table-cell>
        </table:table-row>
      </table:table>
      <table:named-expressions>
        <table:named-range table:name="xdata" table:base-cell-address="$closed.$B$7" table:cell-range-address="$closed.$B$7:.$B$217"/>
        <table:named-range table:name="xjammed" table:base-cell-address="$jammed.$B$305" table:cell-range-address="$jammed.$B$7:.$B$305"/>
        <table:named-range table:name="zdata" table:base-cell-address="$closed.$C$217" table:cell-range-address="$closed.$C$7:.$C$217"/>
        <table:named-range table:name="zjammed" table:base-cell-address="$jammed.$C$7" table:cell-range-address="$jammed.$C$7:.$C$30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1:24:43.379000000</meta:creation-date>
    <dc:date>2017-11-05T11:45:57.391000000</dc:date>
    <meta:editing-duration>PT21M15S</meta:editing-duration>
    <meta:editing-cycles>1</meta:editing-cycles>
    <meta:document-statistic meta:table-count="2" meta:cell-count="1048" meta:object-count="0"/>
    <meta:generator>LibreOffice/5.4.2.2$Windows_X86_64 LibreOffice_project/22b09f6418e8c2d508a9eaf86b2399209b0990f4</meta:generator>
  </office:meta>
</office:document-meta>
</file>